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put/Output notes.</text:p>
      <text:p text:style-name="Standard"/>
      <text:p text:style-name="Standard">The player open the game. He can :</text:p>
      <text:list xml:id="list5511464904692659990" text:style-name="L1">
        <text:list-item>
          <text:p text:style-name="P1">Play against another person</text:p>
        </text:list-item>
        <text:list-item>
          <text:p text:style-name="P1">Play against the computer</text:p>
        </text:list-item>
        <text:list-item>
          <text:p text:style-name="P1">Load an old game</text:p>
        </text:list-item>
        <text:list-item>
          <text:p text:style-name="P1">Quit the game</text:p>
        </text:list-item>
        <text:list-item>
          <text:p text:style-name="P1">Lose the game</text:p>
        </text:list-item>
      </text:list>
      <text:p text:style-name="Standard"/>
      <text:p text:style-name="Standard">Play against another person will be the same as play against the computer, because the computer just will make the piece move.</text:p>
      <text:p text:style-name="Standard"/>
      <text:p text:style-name="Standard">At any time on the game, we will be able to see :</text:p>
      <text:list xml:id="list6191912688289712216" text:style-name="L2">
        <text:list-item>
          <text:p text:style-name="P2">Each piece captured</text:p>
        </text:list-item>
        <text:list-item>
          <text:p text:style-name="P2">Time consumed</text:p>
        </text:list-item>
      </text:list>
      <text:p text:style-name="Standard"/>
      <text:p text:style-name="Standard">At any time of the game, we will be able to :</text:p>
      <text:list xml:id="list3964068214102415280" text:style-name="L3">
        <text:list-item>
          <text:p text:style-name="P3">Quit the game</text:p>
        </text:list-item>
        <text:list-item>
          <text:p text:style-name="P3">Quit the game, saving it</text:p>
        </text:list-item>
        <text:list-item>
          <text:p text:style-name="P3">Pause the game (hide the board)</text:p>
        </text:list-item>
        <text:list-item>
          <text:p text:style-name="P3">Play the game</text:p>
        </text:list-item>
      </text:list>
      <text:p text:style-name="Standard"/>
      <text:p text:style-name="Standard">The API should be able to recognize (this is input):</text:p>
      <text:list xml:id="list4437815271797648820" text:style-name="L4">
        <text:list-item>
          <text:p text:style-name="P4">Keyboard moves</text:p>
        </text:list-item>
        <text:list-item>
          <text:p text:style-name="P4">Mouse moves</text:p>
        </text:list-item>
        <text:list-item>
          <text:p text:style-name="P4">Maybe console moves (see later)</text:p>
        </text:list-item>
      </text:list>
      <text:p text:style-name="Standard"/>
      <text:p text:style-name="Standard">The output will be the display of the board, and confirmation windows (do you want to save)</text:p>
      <text:p text:style-name="Standard"/>
      <text:p text:style-name="Standard">The question still to be developed is the relation between MCTS and the application (it's the display so we'll call it board)</text:p>
      <text:p text:style-name="Standard"><draw:frame draw:style-name="fr1" draw:name="Cadre1" text:anchor-type="paragraph" svg:x="10.458cm" svg:y="0.854cm" svg:width="3.069cm" draw:z-index="5"><draw:text-box fo:min-height="0.594cm"><text:p text:style-name="Frame_20_contents">Implementations :</text:p></draw:text-box></draw:frame>We have to create a program that makes communicate the two entities. We'll use Maps (type Hashmap in Java) to translate a language to another.</text:p>
      <text:p text:style-name="Standard"/>
      <text:p text:style-name="Standard"><draw:custom-shape text:anchor-type="paragraph" draw:z-index="0" draw:style-name="gr1" svg:width="2.767cm" svg:height="1.394cm" svg:x="6.477cm" svg:y="0.252cm"><text:p>MCT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style-name="gr1" svg:width="2.767cm" svg:height="1.394cm" svg:x="13.526cm" svg:y="0.243cm"><text:p>Board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1" svg:width="1.541cm" svg:height="1.036cm" svg:x="10.543cm" svg:y="0.418cm"><text:p>Progra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Hashmap :</text:p>
      <text:p text:style-name="Standard"><draw:custom-shape text:anchor-type="paragraph" draw:z-index="6" draw:style-name="gr2" svg:width="1.444cm" svg:height="0.578cm" svg:x="12.083cm" svg:y="0.10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style-name="gr2" svg:width="1.301cm" svg:height="0.507cm" svg:x="9.243cm" svg:y="0.31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Key : Rabbit, Value = 0001</text:p>
      <text:p text:style-name="Standard">Key : Cat, Value = 0010</text:p>
      <text:p text:style-name="Standard">Key : Dog, Value = 0011</text:p>
      <text:p text:style-name="Standard">Key : Horse, Value = 0100</text:p>
      <text:p text:style-name="Standard">Key : Camel, Value = 0101</text:p>
      <text:p text:style-name="Standard"><draw:custom-shape text:anchor-type="paragraph" draw:z-index="2" draw:style-name="gr1" svg:width="2.767cm" svg:height="1.394cm" svg:x="6.477cm" svg:y="0.252cm"><text:p>MCT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1" svg:width="2.767cm" svg:height="1.394cm" svg:x="13.526cm" svg:y="0.062cm"><text:p>Board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1" svg:width="1.782cm" svg:height="1.456cm" svg:x="9.243cm" svg:y="0.252cm"><text:p>Progra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Key : Elefant, Value = 0110</text:p>
      <text:p text:style-name="Standard"><draw:custom-shape text:anchor-type="paragraph" draw:z-index="9" draw:style-name="gr2" svg:width="2.502cm" svg:height="0.555cm" svg:x="11.024cm" svg:y="0.06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/>
      <text:p text:style-name="Standard">In the first implementation,</text:p>
      <text:p text:style-name="Standard">the board and the MCTS program are communicating with a program that translate and copy again all data. It's the simplest but it cost more, it copies data twice.</text:p>
      <text:p text:style-name="Standard">The second implementation handles the translation in the MCTS side, not in the same class, but it will use a Interface that will be filled by Baptiste Set of rules. So there will be only one copy and no more.</text:p>
      <text:p text:style-name="Standard">There will be active waiting, a method from the board will call the MCTS program by sending data that the program will translate and give it to the MCTS. The MCTS program will process it. During <text:soft-page-break/>that time, the Board will wait (Active Wait) I think interruptions are not really useful here, it doesn't cost a lot to just wait, but who knows ?. Then the MCTS program will send data to the program, and the program will answer the bo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M32S</meta:editing-duration>
    <meta:editing-cycles>22</meta:editing-cycles>
    <meta:generator>OpenOffice/4.1.1$Win32 OpenOffice.org_project/411m6$Build-9775</meta:generator>
    <dc:date>2014-11-02T11:43:17.54</dc:date>
    <dc:creator>Dan </dc:creator>
    <meta:document-statistic meta:table-count="0" meta:image-count="0" meta:object-count="0" meta:page-count="2" meta:paragraph-count="35" meta:word-count="388" meta:character-count="1966"/>
    <meta:user-defined meta:name="Info 1"/>
    <meta:user-defined meta:name="Info 2"/>
    <meta:user-defined meta:name="Info 3"/>
    <meta:user-defined meta:name="Info 4"/>
  </office:meta>
</office:document-meta>
</file>